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CCCC" style:repeat-content="false"/>
      <style:paragraph-properties fo:text-align="center"/>
      <style:text-properties style:font-name="DejaVu Sans" style:font-name-asian="DejaVu Sans" style:font-name-complex="DejaVu San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A"/>
      <style:text-properties style:font-name="DejaVu Sans" style:font-name-asian="DejaVu Sans" style:font-name-complex="DejaVu Sans" fo:font-size="10pt" style:font-size-asian="10pt" style:font-size-complex="10pt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="thin solid #00000A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68552083333333cm"/>
    </style:style>
    <style:style style:name="co2" style:family="table-column">
      <style:table-column-properties fo:break-before="auto" style:column-width="3.90260416666667cm"/>
    </style:style>
    <style:style style:name="co3" style:family="table-column">
      <style:table-column-properties fo:break-before="auto" style:column-width="8.16239583333333cm"/>
    </style:style>
    <style:style style:name="co4" style:family="table-column">
      <style:table-column-properties fo:break-before="auto" style:column-width="3.6380208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4.93447916666667cm"/>
    </style:style>
    <style:style style:name="co8" style:family="table-column">
      <style:table-column-properties fo:break-before="auto" style:column-width="2.2621875cm"/>
    </style:style>
    <style:style style:name="co9" style:family="table-column">
      <style:table-column-properties fo:break-before="auto" style:column-width="41.2088541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Bed&quot;;&quot;Bath&quot;;&quot;Light&quot;;&quot;Bath&quot;;&quot;Device&quot;;&quot;Sink&quot;;&quot;Bar&quot;;&quot;Sofa&quot;;&quot;Toilet&quot;;&quot;Door&quot;;&quot;Floor Surface&quot;;&quot;Table-Overbed&quot;;&quot;Table-Occasional&quot;;&quot;Chair-Patient &quot;;&quot;Chair-Visitor&quot;;&quot;Cabinet&quot;;&quot;Stand&quot;;&quot;Other&quot;)">
          <table:help-message/>
          <table:error-message table:display="true"/>
        </table:content-validation>
        <table:content-validation table:name="val3" table:condition="of:cell-content-is-in-list(&quot;Ready&quot;;&quot;Not Ready&quot;;&quot;NA&quot;)" table:allow-empty-cell="false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8" table:number-columns-repeated="1014" table:default-cell-style-name="ce3"/>
        <table:table-column table:style-name="co10" table:number-columns-repeated="15360" table:default-cell-style-name="ce1"/>
        <table:table-row table:style-name="ro1">
          <table:table-cell office:value-type="string" table:content-validation-name="val1" table:style-name="ce2">
            <text:p>Object Code</text:p>
          </table:table-cell>
          <table:table-cell office:value-type="string" table:content-validation-name="val2" table:style-name="ce3">
            <text:p>Bed</text:p>
          </table:table-cell>
          <table:table-cell office:value-type="string" table:content-validation-name="val1" table:style-name="ce2">
            <text:p>Commercial Name/Code</text:p>
          </table:table-cell>
          <table:table-cell office:value-type="string" table:content-validation-name="val1" table:style-name="ce2">
            <text:p>Notes</text:p>
          </table:table-cell>
          <table:table-cell office:value-type="string" table:content-validation-name="val1" table:style-name="ce2">
            <text:p>Support Level</text:p>
          </table:table-cell>
          <table:table-cell office:value-type="string" table:content-validation-name="val1" table:style-name="ce2">
            <text:p>Light Intensity</text:p>
          </table:table-cell>
          <table:table-cell office:value-type="string" table:content-validation-name="val1" table:style-name="ce2">
            <text:p>Floor Risk Level</text:p>
          </table:table-cell>
          <table:table-cell office:value-type="string" table:content-validation-name="val1" table:style-name="ce2">
            <text:p>Cad File</text:p>
          </table:table-cell>
          <table:table-cell office:value-type="string" table:content-validation-name="val1" table:style-name="ce2">
            <text:p>QR Code</text:p>
          </table:table-cell>
          <table:table-cell office:value-type="string" table:content-validation-name="val1" table:style-name="ce2">
            <text:p>URL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5360" table:style-name="ce2"/>
        </table:table-row>
        <table:table-row table:style-name="ro1">
          <table:table-cell office:value-type="float" office:value="1" table:content-validation-name="val1" table:style-name="ce3">
            <text:p>1</text:p>
          </table:table-cell>
          <table:table-cell office:value-type="string" table:content-validation-name="val2" table:style-name="ce3">
            <text:p>Bed</text:p>
          </table:table-cell>
          <table:table-cell office:value-type="string" table:style-name="ce4">
            <text:p>Hill-Rom Advanta 2 Med Surg</text:p>
          </table:table-cell>
          <table:table-cell table:style-name="ce4"/>
          <table:table-cell office:value-type="float" office:value="1.2" table:style-name="ce3">
            <text:p>1.2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5">
            <text:p><text:a xlink:href="https://www.hillrom.com/en-us/products/smart-beds-and-surfaces/advanta-2-med-surg-bed/">https://www.hillrom.com/en-us/products/smart-beds-and-surfaces/advanta-2-med-surg-bed/</text:a>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content-validation-name="val2" table:style-name="ce3">
            <text:p>Light</text:p>
          </table:table-cell>
          <table:table-cell table:number-columns-repeated="2" table:style-name="ce3"/>
          <table:table-cell office:value-type="string" table:style-name="ce3">
            <text:p>NA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content-validation-name="val2" table:style-name="ce3">
            <text:p>Bath</text:p>
          </table:table-cell>
          <table:table-cell table:number-columns-repeated="2" table:style-name="ce3"/>
          <table:table-cell office:value-type="float" office:value="0.8" table:style-name="ce3">
            <text:p>0.8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content-validation-name="val2" table:style-name="ce3">
            <text:p>Device</text:p>
          </table:table-cell>
          <table:table-cell office:value-type="string" table:style-name="ce6">
            <text:p>Herman Miller Intent Wall Solution</text:p>
          </table:table-cell>
          <table:table-cell table:style-name="ce3"/>
          <table:table-cell office:value-type="float" office:value="0.7" table:style-name="ce3">
            <text:p>0.7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hermanmiller.com/resources/models/revit-families/">https://www.hermanmiller.com/resources/models/revit-families/</text:a>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content-validation-name="val2" table:style-name="ce3">
            <text:p>Sink</text:p>
          </table:table-cell>
          <table:table-cell table:number-columns-repeated="2" table:style-name="ce3"/>
          <table:table-cell office:value-type="float" office:value="1.1000000000000001" table:style-name="ce3">
            <text:p>1.1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content-validation-name="val2" table:style-name="ce3">
            <text:p>Bar</text:p>
          </table:table-cell>
          <table:table-cell table:number-columns-repeated="2" table:style-name="ce3"/>
          <table:table-cell office:value-type="float" office:value="1.3" table:style-name="ce3">
            <text:p>1.3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content-validation-name="val2" table:style-name="ce3">
            <text:p>Bar</text:p>
          </table:table-cell>
          <table:table-cell table:number-columns-repeated="2" table:style-name="ce3"/>
          <table:table-cell office:value-type="float" office:value="1.3" table:style-name="ce3">
            <text:p>1.3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content-validation-name="val2" table:style-name="ce3">
            <text:p>Sofa</text:p>
          </table:table-cell>
          <table:table-cell office:value-type="string" table:style-name="ce6">
            <text:p>Steelcase Surround</text:p>
          </table:table-cell>
          <table:table-cell table:style-name="ce3"/>
          <table:table-cell office:value-type="float" office:value="1.1000000000000001" table:style-name="ce3">
            <text:p>1.1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steelcase.com/products/lounge-seating/surround/">https://www.steelcase.com/products/lounge-seating/surround/</text:a>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content-validation-name="val2" table:style-name="ce3">
            <text:p>Toilet</text:p>
          </table:table-cell>
          <table:table-cell table:number-columns-repeated="2" table:style-name="ce3"/>
          <table:table-cell office:value-type="float" office:value="0.9" table:style-name="ce3">
            <text:p>0.9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content-validation-name="val2" table:style-name="ce3">
            <text:p>Door</text:p>
          </table:table-cell>
          <table:table-cell table:number-columns-repeated="2" table:style-name="ce3"/>
          <table:table-cell office:value-type="float" office:value="0.9" table:style-name="ce3">
            <text:p>0.9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content-validation-name="val2" table:style-name="ce3">
            <text:p>Door</text:p>
          </table:table-cell>
          <table:table-cell table:number-columns-repeated="2" table:style-name="ce3"/>
          <table:table-cell office:value-type="float" office:value="0.8" table:style-name="ce3">
            <text:p>0.8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content-validation-name="val2" table:style-name="ce3">
            <text:p>Floor Surface</text:p>
          </table:table-cell>
          <table:table-cell table:style-name="ce3"/>
          <table:table-cell office:value-type="string" table:style-name="ce3">
            <text:p>Tile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float" office:value="0.9" table:style-name="ce3">
            <text:p>0.9</text:p>
          </table:table-cell>
          <table:table-cell office:value-type="string" table:content-validation-name="val3" table:style-name="ce3">
            <text:p>NA</text:p>
          </table:table-cell>
          <table:table-cell office:value-type="string" table:content-validation-name="val3" table:style-name="ce3">
            <text:p>NA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content-validation-name="val2" table:style-name="ce3">
            <text:p>Floor Surface</text:p>
          </table:table-cell>
          <table:table-cell table:style-name="ce3"/>
          <table:table-cell office:value-type="string" table:style-name="ce3">
            <text:p>Carpet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content-validation-name="val3" table:style-name="ce3">
            <text:p>NA</text:p>
          </table:table-cell>
          <table:table-cell office:value-type="string" table:content-validation-name="val3" table:style-name="ce3">
            <text:p>NA</text:p>
          </table:table-cell>
          <table:table-cell table:number-columns-repeated="1015" table:style-name="ce3"/>
          <table:table-cell table:number-columns-repeated="1536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content-validation-name="val2" table:style-name="ce3">
            <text:p>Bed</text:p>
          </table:table-cell>
          <table:table-cell office:value-type="string" table:style-name="ce6">
            <text:p>Stryker S3 Med Surg Bed</text:p>
          </table:table-cell>
          <table:table-cell table:style-name="ce6"/>
          <table:table-cell office:value-type="float" office:value="1.2" table:style-name="ce3">
            <text:p>1.2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patientcare.stryker.com/en/products/beds/medical-surgical-beds/s3">https://patientcare.stryker.com/en/products/beds/medical-surgical-beds/s3</text:a></text:p>
          </table:table-cell>
          <table:table-cell table:number-columns-repeated="16374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content-validation-name="val2" table:style-name="ce3">
            <text:p>Bed</text:p>
          </table:table-cell>
          <table:table-cell office:value-type="string" table:style-name="ce6">
            <text:p>Linet Latera Acute</text:p>
          </table:table-cell>
          <table:table-cell table:style-name="ce6"/>
          <table:table-cell office:value-type="float" office:value="1.2" table:style-name="ce3">
            <text:p>1.2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7">
            <text:p><text:a xlink:href="http://www.linet.com/en/health-care/beds/universal-beds/latera-acute">http://www.linet.com/en/health-care/beds/universal-beds/latera-acute</text:a></text:p>
          </table:table-cell>
          <table:table-cell table:number-columns-repeated="16374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content-validation-name="val2" table:style-name="ce3">
            <text:p>Chair-Patient</text:p>
          </table:table-cell>
          <table:table-cell office:value-type="string" table:style-name="ce6">
            <text:p>Steelcase Empath Recliner</text:p>
          </table:table-cell>
          <table:table-cell table:style-name="ce3"/>
          <table:table-cell office:value-type="float" office:value="1.1000000000000001" table:style-name="ce3">
            <text:p>1.1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steelcase.com/resources/3d-models-cad/?search=Empath">https://www.steelcase.com/resources/3d-models-cad/?search=Empath</text:a></text:p>
          </table:table-cell>
          <table:table-cell table:number-columns-repeated="16374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content-validation-name="val2" table:style-name="ce3">
            <text:p>Chair-Patient</text:p>
          </table:table-cell>
          <table:table-cell office:value-type="string" table:style-name="ce6">
            <text:p>Stryker Symmetry Plus</text:p>
          </table:table-cell>
          <table:table-cell table:style-name="ce3"/>
          <table:table-cell office:value-type="float" office:value="1.1000000000000001" table:style-name="ce3">
            <text:p>1.1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stryker.com/content/dam/stryker/acute-care/products/recliners/resources/Symmetry%20Plus%20Patient%20Room%20Recliner_spec%20sheet_mkt%20lit-85.pdf">https://www.stryker.com/content/dam/stryker/acute-care/products/recliners/resources/Symmetry%20Plus%20Patient%20Room%20Recliner_spec%20sheet_mkt%20lit-85.pdf</text:a></text:p>
          </table:table-cell>
          <table:table-cell table:number-columns-repeated="16374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content-validation-name="val2" table:style-name="ce3">
            <text:p>Chair-Patient</text:p>
          </table:table-cell>
          <table:table-cell office:value-type="string" table:style-name="ce6">
            <text:p>Nemschoff Consoul Recliner</text:p>
          </table:table-cell>
          <table:table-cell table:style-name="ce3"/>
          <table:table-cell office:value-type="float" office:value="1.1000000000000001" table:style-name="ce3">
            <text:p>1.1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nemschoff.com/products/consoul-recliner">https://www.nemschoff.com/products/consoul-recliner</text:a></text:p>
          </table:table-cell>
          <table:table-cell table:number-columns-repeated="16374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content-validation-name="val2" table:style-name="ce3">
            <text:p>Chair-Visitor</text:p>
          </table:table-cell>
          <table:table-cell office:value-type="string" table:style-name="ce6">
            <text:p>Steelcase Embold Chair Single</text:p>
          </table:table-cell>
          <table:table-cell table:style-name="ce3"/>
          <table:table-cell office:value-type="float" office:value="1.05" table:style-name="ce3">
            <text:p>1.05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steelcase.com/resources/3d-models-cad/?search=Embold">https://www.steelcase.com/resources/3d-models-cad/?search=Embold</text:a></text:p>
          </table:table-cell>
          <table:table-cell table:number-columns-repeated="16374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content-validation-name="val2" table:style-name="ce3">
            <text:p>Chair-Visitor</text:p>
          </table:table-cell>
          <table:table-cell office:value-type="string" table:style-name="ce6">
            <text:p>Stryker Symmetry II Pt.</text:p>
          </table:table-cell>
          <table:table-cell table:style-name="ce3"/>
          <table:table-cell office:value-type="float" office:value="1.05" table:style-name="ce3">
            <text:p>1.05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stryker.com/content/dam/stryker/acute-care/products/sideseating/resources/Symmetry%20II%20Patient%20and%20Guest%20Seating%20Spec%20Sheet_mkt%20lit-89.PDF">https://www.stryker.com/content/dam/stryker/acute-care/products/sideseating/resources/Symmetry%20II%20Patient%20and%20Guest%20Seating%20Spec%20Sheet_mkt%20lit-89.PDF</text:a></text:p>
          </table:table-cell>
          <table:table-cell table:number-columns-repeated="16374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content-validation-name="val2" table:style-name="ce3">
            <text:p>Chair-Visitor</text:p>
          </table:table-cell>
          <table:table-cell office:value-type="string" table:style-name="ce6">
            <text:p>Nemschoff Cities Uptown</text:p>
          </table:table-cell>
          <table:table-cell table:style-name="ce3"/>
          <table:table-cell office:value-type="float" office:value="1.05" table:style-name="ce3">
            <text:p>1.05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nemschoff.com/products/cities-uptown-patient-chair">https://www.nemschoff.com/products/cities-uptown-patient-chair</text:a></text:p>
          </table:table-cell>
          <table:table-cell table:number-columns-repeated="16374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content-validation-name="val2" table:style-name="ce3">
            <text:p>Light</text:p>
          </table:table-cell>
          <table:table-cell table:style-name="ce6"/>
          <table:table-cell table:style-name="ce3"/>
          <table:table-cell office:value-type="string" table:style-name="ce3">
            <text:p>NA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style-name="ce6"/>
          <table:table-cell table:number-columns-repeated="16374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content-validation-name="val2" table:style-name="ce3">
            <text:p>Sofa</text:p>
          </table:table-cell>
          <table:table-cell office:value-type="string" table:style-name="ce6">
            <text:p>Nemschoff Brava</text:p>
          </table:table-cell>
          <table:table-cell table:style-name="ce3"/>
          <table:table-cell office:value-type="float" office:value="1.1000000000000001" table:style-name="ce3">
            <text:p>1.1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https://www.nemschoff.com/products/brava-sleep-settee</text:p>
          </table:table-cell>
          <table:table-cell table:number-columns-repeated="16374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content-validation-name="val2" table:style-name="ce3">
            <text:p>Sofa</text:p>
          </table:table-cell>
          <table:table-cell office:value-type="string" table:style-name="ce6">
            <text:p>Stance Healthare Carson</text:p>
          </table:table-cell>
          <table:table-cell table:style-name="ce3"/>
          <table:table-cell office:value-type="float" office:value="1.1000000000000001" table:style-name="ce3">
            <text:p>1.1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://stancehealthcare.com/carson_resources.php">http://stancehealthcare.com/carson_resources.php</text:a></text:p>
          </table:table-cell>
          <table:table-cell table:number-columns-repeated="16374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content-validation-name="val2" table:style-name="ce3">
            <text:p>Table-Overbed</text:p>
          </table:table-cell>
          <table:table-cell office:value-type="string" table:style-name="ce6">
            <text:p>Stryker Tru-Fit</text:p>
          </table:table-cell>
          <table:table-cell table:style-name="ce3"/>
          <table:table-cell office:value-type="float" office:value="0.9" table:style-name="ce3">
            <text:p>0.9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s://www.stryker.com/content/dam/stryker/acute-care/products/tru-fit/resources/TruFit%20overbed%20tables_Spec%20sheet_mkt%20lit-95.pdf">https://www.stryker.com/content/dam/stryker/acute-care/products/tru-fit/resources/TruFit%20overbed%20tables_Spec%20sheet_mkt%20lit-95.pdf</text:a></text:p>
          </table:table-cell>
          <table:table-cell table:number-columns-repeated="16374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content-validation-name="val2" table:style-name="ce3">
            <text:p>Table-Overbed</text:p>
          </table:table-cell>
          <table:table-cell office:value-type="string" table:style-name="ce6">
            <text:p>Stance Healthcare Transcend</text:p>
          </table:table-cell>
          <table:table-cell table:style-name="ce3"/>
          <table:table-cell office:value-type="float" office:value="0.9" table:style-name="ce3">
            <text:p>0.9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://stancehealthcare.com/transcend_resources.php">http://stancehealthcare.com/transcend_resources.php</text:a></text:p>
          </table:table-cell>
          <table:table-cell table:number-columns-repeated="16374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content-validation-name="val2" table:style-name="ce3">
            <text:p>Table-Occasional</text:p>
          </table:table-cell>
          <table:table-cell office:value-type="string" table:style-name="ce6">
            <text:p>Stance Healthcare Cassia Collection</text:p>
          </table:table-cell>
          <table:table-cell table:style-name="ce3"/>
          <table:table-cell office:value-type="float" office:value="0.8" table:style-name="ce3">
            <text:p>0.8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office:value-type="string" table:style-name="ce6">
            <text:p><text:a xlink:href="http://stancehealthcare.com/tables_occasional_resources.php">http://stancehealthcare.com/tables_occasional_resources.php</text:a></text:p>
          </table:table-cell>
          <table:table-cell table:number-columns-repeated="16374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content-validation-name="val2" table:style-name="ce3">
            <text:p>Cabinet</text:p>
          </table:table-cell>
          <table:table-cell table:number-columns-repeated="2" table:style-name="ce3"/>
          <table:table-cell office:value-type="float" office:value="0.9" table:style-name="ce3">
            <text:p>0.9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content-validation-name="val2" table:style-name="ce3">
            <text:p>Stand</text:p>
          </table:table-cell>
          <table:table-cell table:number-columns-repeated="2" table:style-name="ce3"/>
          <table:table-cell office:value-type="float" office:value="0.7" table:style-name="ce3">
            <text:p>0.7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content-validation-name="val2" table:style-name="ce3">
            <text:p>Light</text:p>
          </table:table-cell>
          <table:table-cell table:number-columns-repeated="2" table:style-name="ce3"/>
          <table:table-cell office:value-type="string" table:style-name="ce3">
            <text:p>NA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NA</text:p>
          </table:table-cell>
          <table:table-cell office:value-type="string" table:content-validation-name="val3" table:style-name="ce3">
            <text:p>Not Ready</text:p>
          </table:table-cell>
          <table:table-cell office:value-type="string" table:content-validation-name="val3" table:style-name="ce3">
            <text:p>Ready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31" table:style-name="ce3">
            <text:p>31</text:p>
          </table:table-cell>
          <table:table-cell table:content-validation-name="val2" table:style-name="ce3"/>
          <table:table-cell table:number-columns-repeated="5" table:style-name="ce3"/>
          <table:table-cell table:content-validation-name="val3" table:style-name="ce3"/>
          <table:table-cell table:content-validation-name="val3" table:style-name="ce3"/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float" office:value="32" table:style-name="ce3">
            <text:p>32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34" table:style-name="ce3">
            <text:p>34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36" table:style-name="ce3">
            <text:p>36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38" table:style-name="ce3">
            <text:p>38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0" table:style-name="ce3">
            <text:p>40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2" table:style-name="ce3">
            <text:p>42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4" table:style-name="ce3">
            <text:p>44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6" table:style-name="ce3">
            <text:p>46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8" table:style-name="ce3">
            <text:p>48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0" table:style-name="ce3">
            <text:p>50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2" table:style-name="ce3">
            <text:p>52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4" table:style-name="ce3">
            <text:p>54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6" table:style-name="ce3">
            <text:p>56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8" table:style-name="ce3">
            <text:p>58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0" table:style-name="ce3">
            <text:p>60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2" table:style-name="ce3">
            <text:p>62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4" table:style-name="ce3">
            <text:p>64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6" table:style-name="ce3">
            <text:p>66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style-name="ro1">
          <table:table-cell office:value-type="float" office:value="68" table:style-name="ce3">
            <text:p>68</text:p>
          </table:table-cell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  <table:table-row table:number-rows-repeated="1048507" table:style-name="ro3">
          <table:table-cell/>
          <table:table-cell table:content-validation-name="val2" table:style-name="ce3"/>
          <table:table-cell table:number-columns-repeated="5"/>
          <table:table-cell table:content-validation-name="val3" table:style-name="ce3"/>
          <table:table-cell table:content-validation-name="val3" table:style-name="ce3"/>
          <table:table-cell table:number-columns-repeated="1637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oya Sabbagh</dc:creator>
    <meta:creation-date>2019-06-17T16:24:49Z</meta:creation-date>
    <dc:date>2019-10-17T17:20:21Z</dc:date>
    <meta:editing-cycles>4</meta:editing-cycles>
    <meta:editing-duration>PT66495S</meta:editing-duration>
  </office:meta>
</office:document-meta>
</file>